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line-height="115%" fo:text-align="center" style:justify-single-word="false"/>
      <style:text-properties fo:font-variant="normal" fo:text-transform="none" fo:color="#222222" style:text-line-through-style="none" style:text-line-through-type="none" style:font-name="Arial" fo:font-size="15.75pt" fo:letter-spacing="normal" fo:font-style="normal" style:text-underline-style="none" fo:font-weight="bold" officeooo:rsid="001cc33f" style:text-blinking="false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209b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59d2d5a6-028f-520f-4e8c-fa6615a82c0e"/>Aplikacja zarządzająca karetkami pogotowia</text:p>
      <text:p text:style-name="P6"/>
      <text:p text:style-name="P2">Aplikacja posiada listę wszystkich oraz tych dostępnych karetek z lokalizacją i kolejkę oczekujących zgłoszeń. Zakładamy, że karetki stacjonują przy szpitalu.</text:p>
      <text:p text:style-name="P2">Są dwa rodzaje zgłoszeń:</text:p>
      <text:p text:style-name="P2">-te, które wymagają eskorty do szpitala</text:p>
      <text:p text:style-name="P2">-te, które jej nie wymagają(np. pierwsza pomoc na miejscu)</text:p>
      <text:p text:style-name="P3">Otrzymywanie zgłoszenia:</text:p>
      <text:p text:style-name="P2">Sprawdzamy czy lista dostępnych karetek jest niepusta.</text:p>
      <text:p text:style-name="P5">Jeśli tak, to ściągamy pierwszą karetkę, która jest najbliżej do adresu zgłoszenia. Jeżeli najbliżej do adresu zgłoszenia jest szpital, to ściągamy pierwszą dostępną w szpitalu .<text:line-break/>Jeśli nie, zgłoszenie czeka w kolejce.</text:p>
      <text:p text:style-name="P3">Obsługa zgłoszenia:</text:p>
      <text:p text:style-name="P2">Karetka, która znajduje się przy szpitalu wyrusza na miejsce zgłoszenia(założenie jest takie, że ma pełny bak stacjonując przy szpitalu). </text:p>
      <text:p text:style-name="P5">Jeśli coś się stało po drodze(wypadek/zbyt duży korek/przebita opona itp) <text:span text:style-name="T4">przekazuje zgłoszenie do centrali tak, jakby było zgłoszone na nowo</text:span> i szuka najkrótszej drogi z powrotem do szpitala informując centralę o ewentualnych trudnościach na drodze. W innym przypadku dojeżdża do miejsca zdarzenia i obsługuje je. </text:p>
      <text:p text:style-name="P4"><text:span text:style-name="T1">Jeśli zdarzenie wymaga eskorty do szpitala, robi to, po czym </text:span><text:span text:style-name="T2">sprawdza stan pojazdu</text:span><text:span text:style-name="T3"> </text:span><text:span text:style-name="T1">i dodaje się do listy dostępnych karetek. </text:span></text:p>
      <text:p text:style-name="P5">Jeśli nie jest potrzebna eskorta, sprawdza stan baku na miejscu, po czym sprawdza listę zgłoszeń i wyszukuje to o najbliższej lokalizacji. Jeśli to się opłaca oraz jeśli karetka posiada w tym momencie niezbędny sprzęt, obsługuje najbliższe zgłoszenie.</text:p>
      <text:p text:style-name="P5">Jest też maksymalna ilość zgłoszeń, którą karetka może obsłużyć nie wracając do szpitala(np 3). Po jej przekroczeniu karetka wraca do szpitala i ratownicy mają przerwę(zmienia się personel karetki).</text:p>
      <text:p text:style-name="P3">Sprawdzanie stanu pojazdu:</text:p>
      <text:p text:style-name="P2">Karetka sprawdza stan poziomu benzyny w baku jak i innych parametrów samochodu niezbędnych do bezpiecznej jazdy. Jeśli coś jest nie tak, jedzie na stację benzynową/do serwisu i dopiero, gdy wszystko wróci do normy wraca na listę dostępnych karetek.</text:p>
      <text:p text:style-name="P3">Zgłoszenia:</text:p>
      <text:p text:style-name="P2">Każde zgłoszenie posiada:</text:p>
      <text:p text:style-name="P2">-adres</text:p>
      <text:p text:style-name="P2">-priorytet</text:p>
      <text:p text:style-name="P2">-informację czy potrzebna jest eskorta do szpitala</text:p>
      <text:p text:style-name="P2">-informację o potrzebnym ewentualnym specjalistycznym sprzęcie, którego nie ma domyślnie w karetce</text:p>
      <text:p text:style-name="P2">-dodatkowe informacje dla ratowników(np czy została udzielona już pierwsza pomoc, jaki jest stan poszkodowanych, ogólny zarys sytuacji na miejscu zdarzenia)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3:25.653761603</meta:creation-date>
    <dc:date>2017-01-11T13:04:14.811214618</dc:date>
    <meta:editing-duration>PT1H10M4S</meta:editing-duration>
    <meta:editing-cycles>28</meta:editing-cycles>
    <meta:generator>LibreOffice/5.0.5.2$Linux_X86_64 LibreOffice_project/00m0$Build-2</meta:generator>
    <meta:document-statistic meta:table-count="0" meta:image-count="0" meta:object-count="0" meta:page-count="1" meta:paragraph-count="24" meta:word-count="321" meta:character-count="2292" meta:non-whitespace-character-count="1990"/>
  </office:meta>
</office:document-meta>
</file>